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a530a" officeooo:paragraph-rsid="001a530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a530a" officeooo:paragraph-rsid="001a530a" style:font-size-asian="14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officeooo:rsid="001a530a" officeooo:paragraph-rsid="001a530a"/>
    </style:style>
    <style:style style:name="P4" style:family="paragraph" style:parent-style-name="Text_20_body">
      <style:paragraph-properties fo:text-align="start" style:justify-single-word="false"/>
      <style:text-properties officeooo:rsid="001a530a" officeooo:paragraph-rsid="001a530a"/>
    </style:style>
    <style:style style:name="P5" style:family="paragraph" style:parent-style-name="Text_20_body">
      <style:paragraph-properties fo:text-align="start" style:justify-single-word="false"/>
      <style:text-properties officeooo:rsid="001b7caa" officeooo:paragraph-rsid="001b7caa"/>
    </style:style>
    <style:style style:name="P6" style:family="paragraph" style:parent-style-name="Text_20_body">
      <style:paragraph-properties fo:text-align="start" style:justify-single-word="false"/>
      <style:text-properties officeooo:rsid="001cb2bd" officeooo:paragraph-rsid="001cb2bd"/>
    </style:style>
    <style:style style:name="P7" style:family="paragraph" style:parent-style-name="Text_20_body">
      <style:paragraph-properties fo:text-align="start" style:justify-single-word="false"/>
      <style:text-properties officeooo:rsid="001e2def" officeooo:paragraph-rsid="001e2def"/>
    </style:style>
    <style:style style:name="P8" style:family="paragraph" style:parent-style-name="Text_20_body">
      <style:paragraph-properties fo:text-align="start" style:justify-single-word="false"/>
      <style:text-properties officeooo:rsid="001f8ec1" officeooo:paragraph-rsid="001f8ec1"/>
    </style:style>
    <style:style style:name="P9" style:family="paragraph" style:parent-style-name="Text_20_body">
      <style:paragraph-properties fo:text-align="start" style:justify-single-word="false"/>
      <style:text-properties officeooo:rsid="0020b289" officeooo:paragraph-rsid="0020b289"/>
    </style:style>
    <style:style style:name="P10" style:family="paragraph" style:parent-style-name="Text_20_body">
      <style:paragraph-properties fo:text-align="start" style:justify-single-word="false"/>
      <style:text-properties officeooo:rsid="00225b19" officeooo:paragraph-rsid="00225b19"/>
    </style:style>
    <style:style style:name="P11" style:family="paragraph" style:parent-style-name="Text_20_body">
      <style:paragraph-properties fo:text-align="start" style:justify-single-word="false"/>
      <style:text-properties officeooo:rsid="00233357" officeooo:paragraph-rsid="00233357"/>
    </style:style>
    <style:style style:name="P12" style:family="paragraph" style:parent-style-name="Text_20_body">
      <style:paragraph-properties fo:text-align="start" style:justify-single-word="false"/>
      <style:text-properties officeooo:rsid="0023c7fa" officeooo:paragraph-rsid="0023c7fa"/>
    </style:style>
    <style:style style:name="T1" style:family="text">
      <style:text-properties officeooo:rsid="001cb2bd"/>
    </style:style>
    <style:style style:name="T2" style:family="text">
      <style:text-properties officeooo:rsid="001e2def"/>
    </style:style>
    <style:style style:name="T3" style:family="text">
      <style:text-properties officeooo:rsid="0020b289"/>
    </style:style>
    <style:style style:name="T4" style:family="text">
      <style:text-properties officeooo:rsid="00225b19"/>
    </style:style>
    <style:style style:name="T5" style:family="text">
      <style:text-properties officeooo:rsid="0023c7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wa Ras</text:p>
      <text:p text:style-name="P2"/>
      <text:h text:style-name="P1" text:outline-level="1">Liczby</text:h>
      <text:p text:style-name="P4">1 – Morla</text:p>
      <text:p text:style-name="P4">2 – Akwe</text:p>
      <text:p text:style-name="P4">3 – Teres</text:p>
      <text:p text:style-name="P4">4 – Krada</text:p>
      <text:p text:style-name="P4">5 – Okurs</text:p>
      <text:p text:style-name="P4">6 – Werel</text:p>
      <text:p text:style-name="P4">7 – Ukra</text:p>
      <text:p text:style-name="P4">8 – Nekre</text:p>
      <text:p text:style-name="P4">9 – Eser</text:p>
      <text:p text:style-name="P4">10 – Datres</text:p>
      <text:p text:style-name="P3">Zasady</text:p>
      <text:p text:style-name="P4"><text:span text:style-name="T2">C</text:span>zas teraźniejszy <text:s/>- es</text:p>
      <text:p text:style-name="P4"><text:span text:style-name="T2">Cz</text:span>as przeszły - wa</text:p>
      <text:p text:style-name="P4"><text:span text:style-name="T2">C</text:span>zas przyszły – mo</text:p>
      <text:p text:style-name="P7">Druga litera czasownika zawsze jest literą „u”</text:p>
      <text:p text:style-name="P7">Rodzaj osoby zawsze drugą literą jest „a”</text:p>
      <text:p text:style-name="P7">Przymiotnik zawsze kończy się na literę „e”</text:p>
      <text:p text:style-name="P4">liczba mnoga – s, es</text:p>
      <text:p text:style-name="P4">wszystko jest policzalne i każde słowo zawiera liczbę pojedynczą i mnogą </text:p>
      <text:p text:style-name="P3">Słowa</text:p>
      <text:p text:style-name="P4">Mantra – Bóg</text:p>
      <text:p text:style-name="P4">Ver – wszech</text:p>
      <text:p text:style-name="P4">Als – wiedza (liczba poj.) - Alses – wiedza (liczba mnoga)</text:p>
      <text:p text:style-name="P5">Seles – jedna z 7 bogów, dobra (liczba mnoga)</text:p>
      <text:p text:style-name="P5">Mel – ta</text:p>
      <text:p text:style-name="P5"><text:span text:style-name="T1">W</text:span>e – mądrość – wes – mądrości</text:p>
      <text:p text:style-name="P6">Zin – wojna – Zins – wojny</text:p>
      <text:p text:style-name="P6"><text:soft-page-break/>Darak – darczyńca – Daraks – darczyńcy</text:p>
      <text:p text:style-name="P6">Durak – darować</text:p>
      <text:p text:style-name="P6">Takles – ciemności</text:p>
      <text:p text:style-name="P6">As – pan</text:p>
      <text:p text:style-name="P7">Akol – akolita – Akols – akolici</text:p>
      <text:p text:style-name="P7">Damir – dom</text:p>
      <text:p text:style-name="P7">Te – stworzony</text:p>
      <text:p text:style-name="P7">Ta – stworzyciel – Tas – stworzyciele</text:p>
      <text:p text:style-name="P8">Vin – czas – Vin<text:span text:style-name="T4">e</text:span>s – czasy</text:p>
      <text:p text:style-name="P8">Full – upływać</text:p>
      <text:p text:style-name="P8">Fell – upływać (niepoprawna starożytna forma)</text:p>
      <text:p text:style-name="P8">M<text:span text:style-name="T3">a</text:span>n – mnich – M<text:span text:style-name="T3">a</text:span>ns – mnisi</text:p>
      <text:p text:style-name="P8">Tar – nauczyciel – Tars – nauczyciele</text:p>
      <text:p text:style-name="P8">Kur – leczyć</text:p>
      <text:p text:style-name="P9">Galad – złoczyńca – Galades – złoczyńcy</text:p>
      <text:p text:style-name="P9">Mide - ukryty </text:p>
      <text:p text:style-name="P10">Zinvines – okres wojny (wielka wojna)</text:p>
      <text:p text:style-name="P11">Aler – Republika</text:p>
      <text:p text:style-name="P11">Na – <text:span text:style-name="T5">potęga – Nas – potęgi</text:span></text:p>
      <text:p text:style-name="P12">Sir – królestwo</text:p>
      <text:p text:style-name="P12">Nra – walka – Nras – walki</text:p>
      <text:p text:style-name="P12">Dur – schronienie – Dures – schronienia</text:p>
      <text:p text:style-name="P12">Visel – imperium</text:p>
      <text:p text:style-name="P12">Gard 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2T15:36:32.570049290</meta:creation-date>
    <dc:date>2023-01-22T19:24:33.223199041</dc:date>
    <meta:editing-duration>PT1H15M7S</meta:editing-duration>
    <meta:editing-cycles>1</meta:editing-cycles>
    <meta:document-statistic meta:table-count="0" meta:image-count="0" meta:object-count="0" meta:page-count="2" meta:paragraph-count="53" meta:word-count="178" meta:character-count="1154" meta:non-whitespace-character-count="959"/>
    <meta:generator>LibreOffice/7.3.7.2$Linux_X86_64 LibreOffice_project/30$Build-2</meta:generator>
  </office:meta>
</office:document-meta>
</file>